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7674" officeooo:paragraph-rsid="00197674"/>
    </style:style>
    <style:style style:name="P2" style:family="paragraph" style:parent-style-name="Standard">
      <style:text-properties fo:language="en" fo:country="US" officeooo:rsid="00197674" officeooo:paragraph-rsid="0038bc64"/>
    </style:style>
    <style:style style:name="P3" style:family="paragraph" style:parent-style-name="Standard">
      <style:text-properties officeooo:paragraph-rsid="00197674"/>
    </style:style>
    <style:style style:name="P4" style:family="paragraph" style:parent-style-name="Standard">
      <style:text-properties officeooo:rsid="00197674" officeooo:paragraph-rsid="00197674"/>
    </style:style>
    <style:style style:name="P5" style:family="paragraph" style:parent-style-name="Standard">
      <style:text-properties officeooo:rsid="001c62f3" officeooo:paragraph-rsid="001c62f3"/>
    </style:style>
    <style:style style:name="P6" style:family="paragraph" style:parent-style-name="Standard">
      <style:text-properties officeooo:rsid="0027cc30" officeooo:paragraph-rsid="0027cc30"/>
    </style:style>
    <style:style style:name="P7" style:family="paragraph" style:parent-style-name="Standard">
      <style:text-properties officeooo:rsid="0028abd7" officeooo:paragraph-rsid="002c0fe0"/>
    </style:style>
    <style:style style:name="P8" style:family="paragraph" style:parent-style-name="Standard">
      <style:text-properties officeooo:rsid="0029a317" officeooo:paragraph-rsid="002c0fe0"/>
    </style:style>
    <style:style style:name="P9" style:family="paragraph" style:parent-style-name="Standard">
      <style:text-properties fo:language="mi" fo:country="NZ" officeooo:rsid="002c0fe0" officeooo:paragraph-rsid="002c0fe0"/>
    </style:style>
    <style:style style:name="P10" style:family="paragraph" style:parent-style-name="Standard">
      <style:text-properties officeooo:rsid="002e4564" officeooo:paragraph-rsid="002e4564"/>
    </style:style>
    <style:style style:name="P11" style:family="paragraph" style:parent-style-name="Standard">
      <style:text-properties officeooo:rsid="002fd269" officeooo:paragraph-rsid="002fd269"/>
    </style:style>
    <style:style style:name="P12" style:family="paragraph" style:parent-style-name="Standard">
      <style:text-properties officeooo:rsid="0030915a" officeooo:paragraph-rsid="0030915a"/>
    </style:style>
    <style:style style:name="P13" style:family="paragraph" style:parent-style-name="Standard">
      <style:text-properties officeooo:rsid="003202ef" officeooo:paragraph-rsid="003202ef"/>
    </style:style>
    <style:style style:name="P14" style:family="paragraph" style:parent-style-name="Standard">
      <style:text-properties fo:language="en" fo:country="US" officeooo:rsid="0038bc64" officeooo:paragraph-rsid="0038bc64"/>
    </style:style>
    <style:style style:name="P15" style:family="paragraph" style:parent-style-name="Standard" style:list-style-name="L1">
      <style:text-properties officeooo:rsid="00203c9c" officeooo:paragraph-rsid="00203c9c"/>
    </style:style>
    <style:style style:name="P16" style:family="paragraph" style:parent-style-name="Standard" style:list-style-name="L1">
      <style:text-properties officeooo:rsid="00213c79" officeooo:paragraph-rsid="00213c79"/>
    </style:style>
    <style:style style:name="P17" style:family="paragraph" style:parent-style-name="Standard" style:list-style-name="L1">
      <style:text-properties officeooo:rsid="0027cc30" officeooo:paragraph-rsid="0027cc30"/>
    </style:style>
    <style:style style:name="P18" style:family="paragraph" style:parent-style-name="Standard" style:list-style-name="L2">
      <style:text-properties officeooo:rsid="00320d15" officeooo:paragraph-rsid="003202ef"/>
    </style:style>
    <style:style style:name="P19" style:family="paragraph" style:parent-style-name="Standard" style:list-style-name="L2">
      <style:text-properties officeooo:rsid="003318af" officeooo:paragraph-rsid="003318af"/>
    </style:style>
    <style:style style:name="P20" style:family="paragraph" style:parent-style-name="Standard" style:list-style-name="L2">
      <style:text-properties officeooo:rsid="003318af" officeooo:paragraph-rsid="0036e936"/>
    </style:style>
    <style:style style:name="P21" style:family="paragraph" style:parent-style-name="Standard">
      <style:text-properties officeooo:rsid="003318af" officeooo:paragraph-rsid="003318af"/>
    </style:style>
    <style:style style:name="P22" style:family="paragraph" style:parent-style-name="Standard" style:list-style-name="L2">
      <style:text-properties officeooo:rsid="00361483" officeooo:paragraph-rsid="0036e936"/>
    </style:style>
    <style:style style:name="P23" style:family="paragraph" style:parent-style-name="Standard" style:list-style-name="L2">
      <style:text-properties officeooo:rsid="0036e936" officeooo:paragraph-rsid="0036e936"/>
    </style:style>
    <style:style style:name="P24" style:family="paragraph" style:parent-style-name="Standard">
      <style:text-properties officeooo:rsid="00400b32" officeooo:paragraph-rsid="00400b32"/>
    </style:style>
    <style:style style:name="T1" style:family="text">
      <style:text-properties fo:language="en" fo:country="US" officeooo:rsid="00197674"/>
    </style:style>
    <style:style style:name="T2" style:family="text">
      <style:text-properties officeooo:rsid="001b0153"/>
    </style:style>
    <style:style style:name="T3" style:family="text">
      <style:text-properties officeooo:rsid="001ee020"/>
    </style:style>
    <style:style style:name="T4" style:family="text">
      <style:text-properties officeooo:rsid="00231c8e"/>
    </style:style>
    <style:style style:name="T5" style:family="text">
      <style:text-properties officeooo:rsid="002501f7"/>
    </style:style>
    <style:style style:name="T6" style:family="text">
      <style:text-properties officeooo:rsid="0028574b"/>
    </style:style>
    <style:style style:name="T7" style:family="text">
      <style:text-properties officeooo:rsid="0029a317"/>
    </style:style>
    <style:style style:name="T8" style:family="text">
      <style:text-properties officeooo:rsid="002a6b28"/>
    </style:style>
    <style:style style:name="T9" style:family="text">
      <style:text-properties fo:language="mi" fo:country="NZ" officeooo:rsid="002c0fe0"/>
    </style:style>
    <style:style style:name="T10" style:family="text">
      <style:text-properties officeooo:rsid="00361483"/>
    </style:style>
    <style:style style:name="T11" style:family="text">
      <style:text-properties officeooo:rsid="0037615b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3/7/25</text:p>
      <text:p text:style-name="P2">what qualifies as a correct answer may change depending on settings I need a passed col in responses. That way what counts as a "correct answer" can change and sql only cares about pass/fail</text:p>
      <text:p text:style-name="P2"/>
      <text:p text:style-name="P2">3/9/25</text:p>
      <text:p text:style-name="P1">I’ve changed around how valy db works since I’ve parsed. Make sure everything still works.</text:p>
      <text:p text:style-name="P1"/>
      <text:p text:style-name="P1">The problem is that when I split the text containing the adj declen type I’m getting the wrong index.</text:p>
      <text:p text:style-name="P1">Thought it would be 1 but it’s actually stuck together with the button text.</text:p>
      <text:p text:style-name="P3"><text:span text:style-name="T1">Looks like </text:span>Collapse\nPositive </text:p>
      <text:p text:style-name="P3"/>
      <text:p text:style-name="P4">Set up the test environment and try to parse a page. When it works parse the rest again.</text:p>
      <text:p text:style-name="P4">There is no way around it. I literally can’t query properly without the declen_type.</text:p>
      <text:p text:style-name="P4"/>
      <text:p text:style-name="P4">But, I should decide on a name for it. <text:span text:style-name="T2">Not sure declen_type is the best to call it.<text:tab/></text:span></text:p>
      <text:p text:style-name="P5">I’ll call it adj_d_<text:span text:style-name="T3">t</text:span>ypes. I don’t want to break stuff that is assuming declens is just noun declens.</text:p>
      <text:p text:style-name="P5"/>
      <text:p text:style-name="P5">–</text:p>
      <text:p text:style-name="P5"/>
      <text:list xml:id="list2275757883" text:style-name="L1">
        <text:list-item>
          <text:p text:style-name="P15">make the adj_d_types table <text:span text:style-name="T4">(x)</text:span></text:p>
        </text:list-item>
        <text:list-item>
          <text:p text:style-name="P15">make the new adjs and adj_forms tables adj_forms need that col rename <text:span text:style-name="T4">(x) &lt;-</text:span></text:p>
        </text:list-item>
        <text:list-item>
          <text:p text:style-name="P15">reflect that in the code. <text:span text:style-name="T5">declen_type → d_type (x)</text:span></text:p>
        </text:list-item>
        <text:list-item>
          <text:p text:style-name="P15">Try to parse. <text:span text:style-name="T4">(x)</text:span></text:p>
        </text:list-item>
        <text:list-item>
          <text:p text:style-name="P16">See if the d_type shows up properly in the new table <text:span text:style-name="T4">(x)</text:span></text:p>
        </text:list-item>
        <text:list-item>
          <text:p text:style-name="P17">try a reparse? <text:span text:style-name="T8">Make sure to add conn.commit somwhere.</text:span> ()</text:p>
        </text:list-item>
        <text:list-item>
          <text:p text:style-name="P17">reassess. <text:span text:style-name="T6">Back to actually implementing adjs testing</text:span></text:p>
        </text:list-item>
      </text:list>
      <text:p text:style-name="P6"/>
      <text:p text:style-name="P6"/>
      <text:p text:style-name="P6">–</text:p>
      <text:p text:style-name="P6"/>
      <text:p text:style-name="P7">it may be worth cleaning up and pushing to git hub before finishing adjs <text:span text:style-name="T7">better timeline.</text:span></text:p>
      <text:p text:style-name="P7"/>
      <text:p text:style-name="P8">–</text:p>
      <text:p text:style-name="P7"/>
      <text:p text:style-name="P9">So I have something that is kind of working for adjs.</text:p>
      <text:p text:style-name="P9"/>
      <text:p text:style-name="P9">I avoided the multiple answers somewhat because postpos is more explict with endings. But I need a way to determine what answers I want from prepos.</text:p>
      <text:p text:style-name="P9"/>
      <text:p text:style-name="P7"><text:span text:style-name="T9">The split thing isn’t going to be enough I think.</text:span><text:span text:style-name="T7"><text:line-break/>–</text:span></text:p>
      <text:p text:style-name="P7"/>
      <text:p text:style-name="P10">3/11/25</text:p>
      <text:p text:style-name="P10"/>
      <text:p text:style-name="P10">I want to push what I got to github but I am using a new noun table now with a different structure. If I push now my noun parse might still work but the game part won’t actually use that table.</text:p>
      <text:p text:style-name="P10"/>
      <text:p text:style-name="P10">–</text:p>
      <text:p text:style-name="P10"/>
      <text:p text:style-name="P10">Making a handle_noun</text:p>
      <text:p text:style-name="P10"/>
      <text:p text:style-name="P10">got as far as making a get_noun_values. Pick back up from here.</text:p>
      <text:p text:style-name="P10"><text:soft-page-break/></text:p>
      <text:p text:style-name="P10">–</text:p>
      <text:p text:style-name="P11">Made mostly everything, renamed nouns2, noun_forms2 to nouns, noun_forms.</text:p>
      <text:p text:style-name="P11">I should test parse. Need to rename the tables again and make fresh ones. Then run the wiki parse sequence again and see if I get the same number back</text:p>
      <text:p text:style-name="P11"/>
      <text:p text:style-name="P11">–</text:p>
      <text:p text:style-name="P11"/>
      <text:p text:style-name="P12">3/12/25</text:p>
      <text:p text:style-name="P12"/>
      <text:p text:style-name="P12">grab_data seems to work. I should rename current tables and try to re-parse the wiki to see if it generates a tables of the same size.</text:p>
      <text:p text:style-name="P12"/>
      <text:p text:style-name="P13">BUT I think I want to commit first before I do this. It will be easier to organize commit msgs. That way. Especially if run the parse and something does need to be fixed.</text:p>
      <text:p text:style-name="P13"/>
      <text:list xml:id="list2577877583" text:style-name="L2">
        <text:list-item>
          <text:p text:style-name="P18">Focus on organization. Get rid of stuff your not using anymore. Rename things were appropriate</text:p>
        </text:list-item>
        <text:list-item>
          <text:p text:style-name="P19">commit and push</text:p>
        </text:list-item>
        <text:list-item>
          <text:p text:style-name="P22">rename the current nouns/ noun_forms tables</text:p>
        </text:list-item>
        <text:list-item>
          <text:p text:style-name="P23">create new empty noun/ noun_forms table. (should probably make a method to do this. I <text:span text:style-name="T11">think I </text:span>have one <text:span text:style-name="T11">but I might’ve deleted it</text:span>)</text:p>
        </text:list-item>
        <text:list-item>
          <text:p text:style-name="P20"><text:span text:style-name="T10">then </text:span>try the re-parse</text:p>
        </text:list-item>
        <text:list-item>
          <text:p text:style-name="P19">reassess from there</text:p>
        </text:list-item>
      </text:list>
      <text:p text:style-name="P21"/>
      <text:p text:style-name="P24">Note: The db has my response data in it. I need to figure out a way that I can have my db to work_with and a fresh one to upload to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9T17:49:41.718000000</meta:creation-date>
    <dc:title>Default</dc:title>
    <meta:editing-cycles>28</meta:editing-cycles>
    <meta:editing-duration>PT17H42M40S</meta:editing-duration>
    <meta:generator>LibreOffice/6.2.8.2$Windows_X86_64 LibreOffice_project/f82ddfca21ebc1e222a662a32b25c0c9d20169ee</meta:generator>
    <dc:date>2025-03-12T08:24:28.647000000</dc:date>
    <meta:document-statistic meta:table-count="0" meta:image-count="0" meta:object-count="0" meta:page-count="2" meta:paragraph-count="44" meta:word-count="536" meta:character-count="2828" meta:non-whitespace-character-count="2340"/>
    <meta:template xlink:type="simple" xlink:actuate="onRequest" xlink:title="Default" xlink:href="../../../../../../Program%20Files/LibreOffice/share/template/common/styles/Default.ott" meta:date="2025-03-09T17:49:41.504000000"/>
  </office:meta>
</office:document-meta>
</file>